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2" style:family="table">
      <style:table-properties style:width="16.695cm" table:align="margins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Tabla13" style:family="table">
      <style:table-properties style:width="15.771cm" table:align="right" style:writing-mode="lr-tb"/>
    </style:style>
    <style:style style:name="Tabla13.A" style:family="table-column">
      <style:table-column-properties style:column-width="15.771cm"/>
    </style:style>
    <style:style style:name="Tabla13.A1" style:family="table-cell">
      <style:table-cell-properties fo:padding="0.097cm" fo:border="0.55pt solid #000080"/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padding="0.097cm" fo:border="0.55pt solid #000080"/>
    </style:style>
    <style:style style:name="Tabla18" style:family="table">
      <style:table-properties style:width="15.834cm" table:align="right" style:writing-mode="lr-tb"/>
    </style:style>
    <style:style style:name="Tabla18.A" style:family="table-column">
      <style:table-column-properties style:column-width="4.701cm"/>
    </style:style>
    <style:style style:name="Tabla18.B" style:family="table-column">
      <style:table-column-properties style:column-width="5.577cm"/>
    </style:style>
    <style:style style:name="Tabla18.C" style:family="table-column">
      <style:table-column-properties style:column-width="5.556cm"/>
    </style:style>
    <style:style style:name="Tabla18.A1" style:family="table-cell">
      <style:table-cell-properties fo:background-color="#caca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caca00" fo:padding="0.097cm" fo:border="0.05pt solid #000000">
        <style:background-image/>
      </style:table-cell-properties>
    </style:style>
    <style:style style:name="Tabla18.A2" style:family="table-cell">
      <style:table-cell-properties fo:background-color="#caca00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.813cm" table:align="right" style:writing-mode="lr-tb"/>
    </style:style>
    <style:style style:name="Tabla10.A" style:family="table-column">
      <style:table-column-properties style:column-width="4.681cm"/>
    </style:style>
    <style:style style:name="Tabla10.B" style:family="table-column">
      <style:table-column-properties style:column-width="5.576cm"/>
    </style:style>
    <style:style style:name="Tabla10.C" style:family="table-column">
      <style:table-column-properties style:column-width="5.556cm"/>
    </style:style>
    <style:style style:name="Tabla10.A1" style:family="table-cell">
      <style:table-cell-properties fo:background-color="#caca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fo:background-color="#caca00" fo:padding="0.097cm" fo:border="0.05pt solid #000000">
        <style:background-image/>
      </style:table-cell-properties>
    </style:style>
    <style:style style:name="Tabla10.A2" style:family="table-cell">
      <style:table-cell-properties fo:background-color="#caca00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dbf99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7bc23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1fb568" officeooo:paragraph-rsid="0027bc23" style:font-size-asian="20pt" style:font-weight-asian="bold" style:font-size-complex="20pt"/>
    </style:style>
    <style:style style:name="P5" style:family="paragraph" style:parent-style-name="Text_20_body">
      <style:paragraph-properties fo:margin-left="2.498cm" fo:margin-right="0cm" fo:text-indent="-1.524cm" style:auto-text-indent="false"/>
      <style:text-properties officeooo:paragraph-rsid="001c1e14"/>
    </style:style>
    <style:style style:name="P6" style:family="paragraph" style:parent-style-name="Text_20_body">
      <style:paragraph-properties fo:margin-left="2.498cm" fo:margin-right="0cm" fo:text-indent="-1.524cm" style:auto-text-indent="false"/>
      <style:text-properties style:font-name="Arial" officeooo:rsid="0027bc23" officeooo:paragraph-rsid="0027bc23"/>
    </style:style>
    <style:style style:name="P7" style:family="paragraph" style:parent-style-name="Table_20_Contents">
      <style:text-properties style:font-name="Ubuntu Mono" officeooo:paragraph-rsid="001c1e14"/>
    </style:style>
    <style:style style:name="P8" style:family="paragraph" style:parent-style-name="Table_20_Contents">
      <style:text-properties style:font-name="Ubuntu Mono" officeooo:paragraph-rsid="001dbf99"/>
    </style:style>
    <style:style style:name="P9" style:family="paragraph" style:parent-style-name="Table_20_Contents">
      <style:text-properties style:font-name="Ubuntu Mono" officeooo:paragraph-rsid="0027bc23"/>
    </style:style>
    <style:style style:name="P10" style:family="paragraph" style:parent-style-name="Text_20_body">
      <style:text-properties style:font-name="Arial" officeooo:paragraph-rsid="001c1e14"/>
    </style:style>
    <style:style style:name="P11" style:family="paragraph" style:parent-style-name="Text_20_body">
      <style:text-properties style:font-name="Arial" officeooo:paragraph-rsid="001dbf99"/>
    </style:style>
    <style:style style:name="P12" style:family="paragraph" style:parent-style-name="Text_20_body">
      <style:text-properties style:font-name="Arial" officeooo:rsid="001dbf99" officeooo:paragraph-rsid="001dbf99"/>
    </style:style>
    <style:style style:name="P13" style:family="paragraph" style:parent-style-name="Text_20_body">
      <style:text-properties style:font-name="Arial" officeooo:rsid="001dbf99" officeooo:paragraph-rsid="0027bc23"/>
    </style:style>
    <style:style style:name="P14" style:family="paragraph" style:parent-style-name="Text_20_body">
      <style:text-properties style:font-name="Arial" officeooo:paragraph-rsid="0027bc23"/>
    </style:style>
    <style:style style:name="P15" style:family="paragraph" style:parent-style-name="Text_20_body">
      <style:text-properties officeooo:paragraph-rsid="001c1e14"/>
    </style:style>
    <style:style style:name="P16" style:family="paragraph" style:parent-style-name="Text_20_body">
      <style:text-properties officeooo:paragraph-rsid="001dbf99"/>
    </style:style>
    <style:style style:name="P17" style:family="paragraph" style:parent-style-name="Text_20_body">
      <style:text-properties officeooo:paragraph-rsid="0027bc23"/>
    </style:style>
    <style:style style:name="P18" style:family="paragraph" style:parent-style-name="Text_20_body">
      <style:text-properties officeooo:paragraph-rsid="0030eb9e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0" style:family="paragraph" style:parent-style-name="Standard">
      <style:text-properties style:font-name="Arial" officeooo:rsid="00349c44" officeooo:paragraph-rsid="00349c44"/>
    </style:style>
    <style:style style:name="P21" style:family="paragraph" style:parent-style-name="Standard">
      <style:text-properties officeooo:paragraph-rsid="0038f365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23" style:family="paragraph" style:parent-style-name="Text_20_body" style:list-style-name="L1">
      <style:text-properties officeooo:paragraph-rsid="0027bc23"/>
    </style:style>
    <style:style style:name="P24" style:family="paragraph" style:parent-style-name="Text_20_body">
      <style:text-properties officeooo:paragraph-rsid="00324ac8"/>
    </style:style>
    <style:style style:name="P25" style:family="paragraph" style:parent-style-name="Text_20_body">
      <style:text-properties officeooo:paragraph-rsid="00338083"/>
    </style:style>
    <style:style style:name="P26" style:family="paragraph" style:parent-style-name="Text_20_body">
      <style:text-properties style:font-name="Arial" officeooo:paragraph-rsid="00338083"/>
    </style:style>
    <style:style style:name="P27" style:family="paragraph" style:parent-style-name="Text_20_body">
      <style:text-properties style:font-name="Arial" officeooo:rsid="00338083" officeooo:paragraph-rsid="00338083"/>
    </style:style>
    <style:style style:name="P28" style:family="paragraph" style:parent-style-name="Text_20_body">
      <style:text-properties style:font-name="Arial" officeooo:rsid="003578d4" officeooo:paragraph-rsid="003578d4"/>
    </style:style>
    <style:style style:name="P29" style:family="paragraph" style:parent-style-name="Text_20_body">
      <style:text-properties style:font-name="Arial" officeooo:rsid="003578d4" officeooo:paragraph-rsid="002afba4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officeooo:paragraph-rsid="001c1e14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officeooo:paragraph-rsid="0027bc23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officeooo:paragraph-rsid="00338083"/>
    </style:style>
    <style:style style:name="P33" style:family="paragraph" style:parent-style-name="Text_20_body">
      <style:paragraph-properties fo:margin-top="0cm" fo:margin-bottom="0cm" loext:contextual-spacing="false"/>
      <style:text-properties officeooo:paragraph-rsid="001c1e14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338083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349c44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dbf99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Arial" officeooo:paragraph-rsid="00324ac8"/>
    </style:style>
    <style:style style:name="P38" style:family="paragraph" style:parent-style-name="Text_20_body">
      <style:paragraph-properties fo:margin-left="0.794cm" fo:margin-right="0cm" fo:text-indent="0cm" style:auto-text-indent="false"/>
      <style:text-properties officeooo:paragraph-rsid="00338083"/>
    </style:style>
    <style:style style:name="P39" style:family="paragraph" style:parent-style-name="Text_20_body">
      <style:paragraph-properties fo:margin-left="0.794cm" fo:margin-right="0cm" fo:text-indent="0cm" style:auto-text-indent="false"/>
      <style:text-properties officeooo:paragraph-rsid="0038f365"/>
    </style:style>
    <style:style style:name="P40" style:family="paragraph" style:parent-style-name="Table_20_Contents">
      <style:text-properties style:font-name="Ubuntu Mono" officeooo:paragraph-rsid="00338083"/>
    </style:style>
    <style:style style:name="P41" style:family="paragraph" style:parent-style-name="Table_20_Contents">
      <style:text-properties style:font-name="Ubuntu Mono" officeooo:paragraph-rsid="001dbf99"/>
    </style:style>
    <style:style style:name="P42" style:family="paragraph" style:parent-style-name="Table_20_Contents">
      <style:text-properties style:font-name="Ubuntu Mono" officeooo:paragraph-rsid="00349c44"/>
    </style:style>
    <style:style style:name="P43" style:family="paragraph" style:parent-style-name="Table_20_Contents">
      <style:text-properties style:font-name="Ubuntu Mono" officeooo:paragraph-rsid="002afba4"/>
    </style:style>
    <style:style style:name="P44" style:family="paragraph" style:parent-style-name="Table_20_Contents">
      <style:text-properties style:font-name="Ubuntu Mono" officeooo:rsid="0038f365" officeooo:paragraph-rsid="0038f365"/>
    </style:style>
    <style:style style:name="P45" style:family="paragraph" style:parent-style-name="Table_20_Contents">
      <style:text-properties style:font-name="Ubuntu Mono"/>
    </style:style>
    <style:style style:name="P46" style:family="paragraph" style:parent-style-name="Table_20_Contents">
      <style:text-properties style:font-name="Ubuntu Mono" officeooo:rsid="0038f365" officeooo:paragraph-rsid="0038f365"/>
    </style:style>
    <style:style style:name="P47" style:family="paragraph" style:parent-style-name="Table_20_Contents">
      <style:paragraph-properties fo:text-align="center" style:justify-single-word="false"/>
      <style:text-properties style:font-name="Ubuntu Mono" officeooo:rsid="0038f365" officeooo:paragraph-rsid="0038f365"/>
    </style:style>
    <style:style style:name="P48" style:family="paragraph" style:parent-style-name="Table_20_Contents">
      <style:text-properties style:font-name="Ubuntu Mono" officeooo:paragraph-rsid="0038f365"/>
    </style:style>
    <style:style style:name="P49" style:family="paragraph" style:parent-style-name="Table_20_Contents">
      <style:paragraph-properties fo:text-align="center" style:justify-single-word="false"/>
      <style:text-properties style:font-name="Ubuntu Mono" officeooo:paragraph-rsid="0038f365"/>
    </style:style>
    <style:style style:name="P50" style:family="paragraph" style:parent-style-name="Heading_20_4">
      <style:paragraph-properties fo:margin-left="0cm" fo:margin-right="0cm" fo:text-indent="0cm" style:auto-text-indent="false"/>
      <style:text-properties officeooo:paragraph-rsid="00338083"/>
    </style:style>
    <style:style style:name="P51" style:family="paragraph" style:parent-style-name="Heading_20_2">
      <style:text-properties style:font-name="Arial" officeooo:paragraph-rsid="00272256"/>
    </style:style>
    <style:style style:name="P52" style:family="paragraph" style:parent-style-name="Heading_20_2">
      <style:text-properties style:font-name="Arial" officeooo:paragraph-rsid="00324ac8"/>
    </style:style>
    <style:style style:name="P53" style:family="paragraph" style:parent-style-name="Heading_20_3"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cda8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officeooo:rsid="001dbf99" style:font-weight-asian="bold" style:font-weight-complex="bold"/>
    </style:style>
    <style:style style:name="T8" style:family="text">
      <style:text-properties style:font-name="Arial" fo:font-weight="bold" officeooo:rsid="001fb568" style:font-weight-asian="bold" style:font-weight-complex="bold"/>
    </style:style>
    <style:style style:name="T9" style:family="text">
      <style:text-properties style:font-name="Arial" fo:font-weight="bold" officeooo:rsid="00338083" style:font-weight-asian="bold" style:font-weight-complex="bold"/>
    </style:style>
    <style:style style:name="T10" style:family="text">
      <style:text-properties style:font-name="Arial" fo:font-weight="bold" officeooo:rsid="00324ac8" style:font-weight-asian="bold" style:font-weight-complex="bold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weight="normal" officeooo:rsid="0018b043" style:font-weight-asian="normal" style:font-weight-complex="normal"/>
    </style:style>
    <style:style style:name="T13" style:family="text">
      <style:text-properties style:font-name="Arial" fo:font-weight="normal" officeooo:rsid="00324ac8" style:font-weight-asian="normal" style:font-weight-complex="normal"/>
    </style:style>
    <style:style style:name="T14" style:family="text">
      <style:text-properties style:font-name="Arial" fo:font-weight="normal" officeooo:rsid="0027bc23" style:font-weight-asian="normal" style:font-weight-complex="normal"/>
    </style:style>
    <style:style style:name="T15" style:family="text">
      <style:text-properties style:font-name="Arial" fo:font-weight="normal" officeooo:rsid="00338083" style:font-weight-asian="normal" style:font-weight-complex="normal"/>
    </style:style>
    <style:style style:name="T16" style:family="text">
      <style:text-properties style:font-name="Arial" fo:font-weight="normal" officeooo:rsid="003bc4bc" style:font-weight-asian="normal" style:font-weight-complex="normal"/>
    </style:style>
    <style:style style:name="T17" style:family="text">
      <style:text-properties style:font-name="Arial" officeooo:rsid="001c1e14"/>
    </style:style>
    <style:style style:name="T18" style:family="text">
      <style:text-properties style:font-name="Arial" officeooo:rsid="0018b043"/>
    </style:style>
    <style:style style:name="T19" style:family="text">
      <style:text-properties style:font-name="Arial" officeooo:rsid="001dbf99"/>
    </style:style>
    <style:style style:name="T20" style:family="text">
      <style:text-properties style:font-name="Arial" officeooo:rsid="001fb568"/>
    </style:style>
    <style:style style:name="T21" style:family="text">
      <style:text-properties style:font-name="Arial" officeooo:rsid="0027bc23"/>
    </style:style>
    <style:style style:name="T22" style:family="text">
      <style:text-properties style:font-name="Arial" officeooo:rsid="002afba4"/>
    </style:style>
    <style:style style:name="T23" style:family="text">
      <style:text-properties style:font-name="Arial" officeooo:rsid="0030eb9e"/>
    </style:style>
    <style:style style:name="T24" style:family="text">
      <style:text-properties style:font-name="Arial" officeooo:rsid="00324ac8"/>
    </style:style>
    <style:style style:name="T25" style:family="text">
      <style:text-properties style:font-name="Arial" officeooo:rsid="0022e78b"/>
    </style:style>
    <style:style style:name="T26" style:family="text">
      <style:text-properties style:font-name="Arial" officeooo:rsid="00338083"/>
    </style:style>
    <style:style style:name="T27" style:family="text">
      <style:text-properties style:font-name="Arial" officeooo:rsid="00349c44"/>
    </style:style>
    <style:style style:name="T28" style:family="text">
      <style:text-properties style:font-name="Arial" officeooo:rsid="00375fea"/>
    </style:style>
    <style:style style:name="T29" style:family="text">
      <style:text-properties style:font-name="Arial" officeooo:rsid="0038f365"/>
    </style:style>
    <style:style style:name="T30" style:family="text">
      <style:text-properties fo:color="#800000" style:font-name="Ubuntu Mono" fo:font-weight="bold" officeooo:rsid="001c1e14" style:font-weight-asian="bold" style:font-weight-complex="bold"/>
    </style:style>
    <style:style style:name="T31" style:family="text">
      <style:text-properties style:font-name="courier new" officeooo:rsid="0018fb1a"/>
    </style:style>
    <style:style style:name="T32" style:family="text">
      <style:text-properties style:font-name="courier new" officeooo:rsid="001dbf99"/>
    </style:style>
    <style:style style:name="T33" style:family="text">
      <style:text-properties style:font-name="courier new" officeooo:rsid="00324ac8"/>
    </style:style>
    <style:style style:name="T34" style:family="text">
      <style:text-properties officeooo:rsid="0018fb1a"/>
    </style:style>
    <style:style style:name="T35" style:family="text">
      <style:text-properties style:font-name="Ubuntu Mono"/>
    </style:style>
    <style:style style:name="T36" style:family="text">
      <style:text-properties style:font-name="Ubuntu Mono" officeooo:rsid="001c1e14"/>
    </style:style>
    <style:style style:name="T37" style:family="text">
      <style:text-properties style:font-name="Ubuntu Mono" fo:font-weight="bold" officeooo:rsid="001c1e14" style:font-weight-asian="bold" style:font-weight-complex="bold"/>
    </style:style>
    <style:style style:name="T38" style:family="text">
      <style:text-properties style:font-name="Ubuntu Mono" fo:font-weight="bold" officeooo:rsid="0027bc23" style:font-weight-asian="bold" style:font-weight-complex="bold"/>
    </style:style>
    <style:style style:name="T39" style:family="text">
      <style:text-properties style:font-name="Ubuntu Mono" fo:font-weight="bold" officeooo:rsid="00324ac8" style:font-weight-asian="bold" style:font-weight-complex="bold"/>
    </style:style>
    <style:style style:name="T40" style:family="text">
      <style:text-properties style:font-name="Ubuntu Mono" fo:font-weight="bold" officeooo:rsid="00338083" style:font-weight-asian="bold" style:font-weight-complex="bold"/>
    </style:style>
    <style:style style:name="T41" style:family="text">
      <style:text-properties style:font-name="Ubuntu Mono" officeooo:rsid="001fb568"/>
    </style:style>
    <style:style style:name="T42" style:family="text">
      <style:text-properties style:font-name="Ubuntu Mono" officeooo:rsid="0027bc23"/>
    </style:style>
    <style:style style:name="T43" style:family="text">
      <style:text-properties style:font-name="Ubuntu Mono" officeooo:rsid="00324ac8"/>
    </style:style>
    <style:style style:name="T44" style:family="text">
      <style:text-properties style:font-name="Ubuntu Mono" officeooo:rsid="00338083"/>
    </style:style>
    <style:style style:name="T45" style:family="text">
      <style:text-properties style:font-name="Ubuntu Mono" officeooo:rsid="0038f365"/>
    </style:style>
    <style:style style:name="T46" style:family="text">
      <style:text-properties officeooo:rsid="001dbf99"/>
    </style:style>
    <style:style style:name="T47" style:family="text">
      <style:text-properties officeooo:rsid="001fb568"/>
    </style:style>
    <style:style style:name="T48" style:family="text">
      <style:text-properties officeooo:rsid="0026480a"/>
    </style:style>
    <style:style style:name="T49" style:family="text">
      <style:text-properties fo:font-weight="bold" officeooo:rsid="001c1e14" style:font-weight-asian="bold" style:font-weight-complex="bold"/>
    </style:style>
    <style:style style:name="T50" style:family="text">
      <style:text-properties fo:font-weight="bold" officeooo:rsid="00324ac8" style:font-weight-asian="bold" style:font-weight-complex="bold"/>
    </style:style>
    <style:style style:name="T51" style:family="text">
      <style:text-properties officeooo:rsid="0030eb9e"/>
    </style:style>
    <style:style style:name="T52" style:family="text">
      <style:text-properties officeooo:rsid="00324ac8"/>
    </style:style>
    <style:style style:name="T53" style:family="text">
      <style:text-properties style:use-window-font-color="true" style:font-name="Arial" fo:font-style="normal" fo:font-weight="normal" officeooo:rsid="00338083" style:font-style-asian="normal" style:font-weight-asian="normal" style:font-style-complex="normal" style:font-weight-complex="normal"/>
    </style:style>
    <style:style style:name="T54" style:family="text">
      <style:text-properties style:use-window-font-color="true" style:font-name="Arial" fo:font-style="normal" fo:font-weight="normal" officeooo:rsid="00349c44" style:font-style-asian="normal" style:font-weight-asian="normal" style:font-style-complex="normal" style:font-weight-complex="normal"/>
    </style:style>
    <style:style style:name="T55" style:family="text">
      <style:text-properties style:use-window-font-color="true" style:font-name="Arial" fo:font-style="normal" officeooo:rsid="00338083" style:font-style-asian="normal" style:font-style-complex="normal"/>
    </style:style>
    <style:style style:name="T56" style:family="text">
      <style:text-properties style:use-window-font-color="true" style:font-name="Arial" fo:font-style="normal" officeooo:rsid="001c1e14" style:font-style-asian="normal" style:font-style-complex="normal"/>
    </style:style>
    <style:style style:name="T57" style:family="text">
      <style:text-properties style:use-window-font-color="true" style:font-name="Ubuntu Mono" fo:font-style="normal" fo:font-weight="normal" officeooo:rsid="00338083" style:font-style-asian="normal" style:font-weight-asian="normal" style:font-style-complex="normal" style:font-weight-complex="normal"/>
    </style:style>
    <style:style style:name="T58" style:family="text">
      <style:text-properties officeooo:rsid="00349c44"/>
    </style:style>
    <style:style style:name="T59" style:family="text">
      <style:text-properties officeooo:rsid="003bc4b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3">UT4-<text:span text:style-name="T48">AE3</text:span>. <text:span text:style-name="T47">Prueba práctica</text:span></text:p>
      <text:p text:style-name="P4"><text:span text:style-name="T52">C</text:span>onfiguración de la red</text:p>
      <text:p text:style-name="P2"/>
      <text:h text:style-name="P51" text:outline-level="2"/>
      <text:h text:style-name="P51" text:outline-level="2">Configuración de la red en Linux.</text:h>
      <text:p text:style-name="Text_20_body"><text:span text:style-name="T5">En una máquina virtual de Ubuntu </text:span><text:span text:style-name="T24">Server</text:span><text:span text:style-name="T5"> realiza las acciones que se indican. </text:span><text:span text:style-name="T21">Puedes utilizar los apuntes sobre configuración de red del wiki de clase.</text:span></text:p>
      <text:h text:style-name="P53" text:outline-level="3">Pasos</text:h>
      <text:p text:style-name="P24"><text:span text:style-name="T21">1</text:span><text:span text:style-name="T5">. </text:span><text:span text:style-name="T24">Configura la tarjeta de red de la máquina virtual en </text:span><text:span text:style-name="T10">Modo NAT</text:span><text:span text:style-name="T24"> y arranca el equipo.</text:span></text:p>
      <text:p text:style-name="P24"><text:span text:style-name="T24">2. </text:span><text:span text:style-name="T17">Cambia el nombre de la máquina a </text:span><text:span text:style-name="T37">mv-</text:span><text:span text:style-name="T38">ae</text:span><text:span text:style-name="T39">3</text:span><text:span text:style-name="T37">-</text:span><text:span text:style-name="T30">xy</text:span><text:span text:style-name="T17">, donde </text:span><text:span text:style-name="T30">xy</text:span><text:span text:style-name="T17"> es tu número de equipo en clase. </text:span><text:span text:style-name="T19">Inserta </text:span><text:span text:style-name="T22">captura con contenido de los archivos editados para cambiar el nombre del equipo. </text:span><text:span text:style-name="T27">(1p)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3"/>
          </table:table-cell>
        </table:table-row>
      </table:table>
      <text:p text:style-name="P29"/>
      <text:p text:style-name="P10"><text:span text:style-name="T52">3. Elimina la dirección IP que tiene asignada actualmente y a continuación asigna a</text:span> la tarjeta de red la siguiente configuración <text:span text:style-name="T49">estática </text:span><text:span text:style-name="T50">temporal</text:span>: <text:span text:style-name="T58">(3p)</text:span></text:p>
      <text:list xml:id="list455880815" text:style-name="L1">
        <text:list-item>
          <text:p text:style-name="P30"><text:span text:style-name="Strong_20_Emphasis"><text:span text:style-name="T5">IP</text:span></text:span><text:span text:style-name="T5">: </text:span><text:span text:style-name="T35">1</text:span><text:span text:style-name="T43">0</text:span><text:span text:style-name="T35">.</text:span><text:span text:style-name="T43">0.2.</text:span><text:span text:style-name="T36">4</text:span><text:span text:style-name="T41">1</text:span><text:span text:style-name="T5"> </text:span></text:p>
        </text:list-item>
        <text:list-item>
          <text:p text:style-name="P30"><text:span text:style-name="Strong_20_Emphasis"><text:span text:style-name="T5">Máscara</text:span></text:span><text:span text:style-name="T5">: </text:span><text:span text:style-name="T24">24</text:span><text:span text:style-name="T35"> </text:span><text:span text:style-name="T5">bits </text:span></text:p>
        </text:list-item>
        <text:list-item>
          <text:p text:style-name="P30"><text:span text:style-name="Strong_20_Emphasis"><text:span text:style-name="T5">Puerta de enlace</text:span></text:span><text:span text:style-name="T5">: </text:span><text:span text:style-name="T35">1</text:span><text:span text:style-name="T43">0.0.2.2</text:span><text:span text:style-name="T35"> </text:span></text:p>
        </text:list-item>
      </text:list>
      <text:p text:style-name="P33"><text:span text:style-name="T36"/></text:p>
      <text:p text:style-name="P28"><text:span text:style-name="T46">Inserta captura de los pasos a realizar para configurar la red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8"/>
          </table:table-cell>
        </table:table-row>
      </table:table>
      <text:p text:style-name="P12"/>
      <text:p text:style-name="P16"><text:span text:style-name="T5">Ejecuta comandos para comprobar que </text:span><text:span text:style-name="T23">todos </text:span><text:span text:style-name="T5">los parámetros </text:span><text:span text:style-name="T28">asignados </text:span><text:span text:style-name="T5">han sido bien configurados (inserta </text:span><text:span text:style-name="T19">captura con </text:span><text:span text:style-name="T5">comando y resultados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  <text:p text:style-name="P7"/>
          </table:table-cell>
        </table:table-row>
      </table:table>
      <text:p text:style-name="P15"/>
      <text:p text:style-name="P11">Comprueba haciendo ping <text:span text:style-name="T46">a la dirección IP <text:s/></text:span><text:span text:style-name="T33">8.8.8.8</text:span><text:span text:style-name="T31"> </text:span><text:span text:style-name="T34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  <text:p text:style-name="P7"/>
          </table:table-cell>
        </table:table-row>
      </table:table>
      <text:p text:style-name="P5"/>
      <text:p text:style-name="P14"><text:soft-page-break/><text:span text:style-name="T52">4. Apaga la máquina virtual, configura la tarjeta de red virtual en </text:span><text:span text:style-name="T50">modo puente</text:span><text:span text:style-name="T52"> e inicia el equipo. </text:span>Configura en la máquina virtual la tarjeta de red con la siguiente configuración <text:span text:style-name="T49">estática </text:span><text:span text:style-name="T50">permanente</text:span>: <text:span text:style-name="T58">(2p)</text:span></text:p>
      <text:list xml:id="list183854210156328" text:continue-numbering="true" text:style-name="L1">
        <text:list-item>
          <text:p text:style-name="P31"><text:span text:style-name="Strong_20_Emphasis"><text:span text:style-name="T5">IP</text:span></text:span><text:span text:style-name="T5">: </text:span><text:span text:style-name="T35">172.16.2</text:span><text:span text:style-name="T42">2</text:span><text:span text:style-name="T45">3</text:span><text:span text:style-name="T35">.x</text:span><text:span text:style-name="T5"> </text:span><text:span text:style-name="T18">← </text:span><text:span text:style-name="T5">donde </text:span><text:span text:style-name="T6">x</text:span><text:span text:style-name="T5"> es tu número de equipo </text:span></text:p>
        </text:list-item>
        <text:list-item>
          <text:p text:style-name="P31"><text:span text:style-name="Strong_20_Emphasis"><text:span text:style-name="T5">Máscara</text:span></text:span><text:span text:style-name="T5">: </text:span><text:span text:style-name="T35">16 </text:span><text:span text:style-name="T5">bits </text:span></text:p>
        </text:list-item>
        <text:list-item>
          <text:p text:style-name="P31"><text:span text:style-name="Strong_20_Emphasis"><text:span text:style-name="T5">Puerta de enlace</text:span></text:span><text:span text:style-name="T5">: </text:span><text:span text:style-name="T35">172.16.0.1 </text:span></text:p>
        </text:list-item>
        <text:list-item>
          <text:p text:style-name="P23"><text:span text:style-name="Strong_20_Emphasis"><text:span text:style-name="T5">Servidor</text:span></text:span><text:span text:style-name="Strong_20_Emphasis"><text:span text:style-name="T17">es</text:span></text:span><text:span text:style-name="Strong_20_Emphasis"><text:span text:style-name="T5"> de DNS</text:span></text:span><text:span text:style-name="T5">: </text:span><text:span text:style-name="T36">8.8.8.8 </text:span><text:span text:style-name="T42">8.8.4.4</text:span></text:p>
        </text:list-item>
      </text:list>
      <text:p text:style-name="P13">Inserta <text:span text:style-name="T51">captura con </text:span>los pasos a realizar <text:span text:style-name="T51">para configurar la red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P9"/>
          </table:table-cell>
        </table:table-row>
      </table:table>
      <text:p text:style-name="P13"/>
      <text:p text:style-name="P17"><text:span text:style-name="T5">Ejecuta comandos para comprobar que </text:span><text:span text:style-name="T23">todos los </text:span><text:span text:style-name="T5">parámetros han sido bien configurados (inserta </text:span><text:span text:style-name="T19">captura con </text:span><text:span text:style-name="T5">comando y resultados )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  <text:p text:style-name="P9"/>
          </table:table-cell>
        </table:table-row>
      </table:table>
      <text:p text:style-name="P17"/>
      <text:p text:style-name="P14">Comprueba haciendo ping <text:span text:style-name="T46">a </text:span><text:span text:style-name="T32">rediris.es</text:span><text:span text:style-name="T31"> </text:span><text:span text:style-name="T34">(inserta captura con comando y resultados )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  <text:p text:style-name="P9"/>
          </table:table-cell>
        </table:table-row>
      </table:table>
      <text:p text:style-name="P6"/>
      <text:p text:style-name="P18"><text:span text:style-name="T24">5</text:span><text:span text:style-name="T5">. </text:span><text:span text:style-name="T19">Configura la red de forma </text:span><text:span text:style-name="T7">dinámica </text:span><text:span text:style-name="T8">permanente</text:span><text:span text:style-name="T20">. </text:span><text:span text:style-name="T19">Inserta </text:span><text:span text:style-name="T23">captura con </text:span><text:span text:style-name="T19">los pasos a realizar. </text:span><text:span text:style-name="T27">(1p)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/>
            <text:p text:style-name="P7"/>
          </table:table-cell>
        </table:table-row>
      </table:table>
      <text:p text:style-name="P15"/>
      <text:p text:style-name="P11">Ejecuta comandos para comprobar que <text:span text:style-name="T51">todos </text:span>los parámetros han sido bien configurados (inserta <text:span text:style-name="T46">captura con </text:span>comando y resultados ).</text:p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8"/>
            <text:p text:style-name="P8"/>
          </table:table-cell>
        </table:table-row>
      </table:table>
      <text:p text:style-name="P16"/>
      <text:p text:style-name="P11">Comprueba haciendo ping a <text:span text:style-name="T32">rediris.es</text:span><text:span text:style-name="T31"> </text:span>(inserta <text:span text:style-name="T46">captura con </text:span>comando y resultados )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8"/>
            <text:p text:style-name="P8"/>
          </table:table-cell>
        </table:table-row>
      </table:table>
      <text:p text:style-name="P36"><text:span text:style-name="Source_20_Text"><text:span text:style-name="T12"/></text:span></text:p>
      <text:h text:style-name="P52" text:outline-level="2">Configuración de la red en <text:span text:style-name="T52">Windows</text:span>.</text:h>
      <text:p text:style-name="P37"><text:span text:style-name="Source_20_Text"><text:span text:style-name="T12">En una máquina virtual de </text:span></text:span><text:span text:style-name="Source_20_Text"><text:span text:style-name="T16">Windows 7 o Windows 10</text:span></text:span><text:span text:style-name="Source_20_Text"><text:span text:style-name="T12"> realiza las acciones que se indican. </text:span></text:span><text:span text:style-name="Source_20_Text"><text:span text:style-name="T14">Puedes utilizar los apuntes sobre configuración de red del wiki de clase.</text:span></text:span></text:p>
      <text:p text:style-name="P25"><text:soft-page-break/><text:span text:style-name="T25">1</text:span><text:span text:style-name="T5">. </text:span><text:span text:style-name="T26">Dada la red 192.168.20.0/24 </text:span><text:span text:style-name="T5">deberemos obtener </text:span><text:span text:style-name="T9">2</text:span><text:span text:style-name="T5"> subredes </text:span><text:span text:style-name="T29">a partir de la misma</text:span><text:span text:style-name="T5">. </text:span><text:span text:style-name="T27">(1p)</text:span></text:p>
      <text:p text:style-name="P38"><text:span text:style-name="T5">a ) </text:span><text:span text:style-name="T29">¿</text:span><text:span text:style-name="T26">De cuantos bits será la parte de red de la máscara de red </text:span><text:span text:style-name="T29">de cada una de las subredes?</text:span><text:span text:style-name="T26">. </text:span><text:span text:style-name="T29">¿</text:span><text:span text:style-name="T26">Cual será la máscara de subred en formato decimal punteado?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0"/>
          </table:table-cell>
        </table:table-row>
      </table:table>
      <text:p text:style-name="P38"><text:span text:style-name="Source_20_Text"><text:span text:style-name="T15"/></text:span></text:p>
      <text:p text:style-name="P38"><text:span text:style-name="T26">b) </text:span><text:span text:style-name="T5">Averigua la </text:span><text:span text:style-name="Strong_20_Emphasis"><text:span text:style-name="T5">dirección de red</text:span></text:span><text:span text:style-name="T5"> y de </text:span><text:span text:style-name="Strong_20_Emphasis"><text:span text:style-name="T5">difusión</text:span></text:span><text:span text:style-name="T5"> de cada una de las </text:span><text:span text:style-name="T26">dos </text:span><text:span text:style-name="T5">subredes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47">Dirección red</text:p>
          </table:table-cell>
          <table:table-cell table:style-name="Tabla10.C1" office:value-type="string">
            <text:p text:style-name="P47">Dirección de difusión</text:p>
          </table:table-cell>
        </table:table-row>
        <table:table-row>
          <table:table-cell table:style-name="Tabla10.A2" office:value-type="string">
            <text:p text:style-name="P44">Primera subred</text:p>
          </table:table-cell>
          <table:table-cell table:style-name="Tabla10.B3" office:value-type="string">
            <text:p text:style-name="P49"/>
          </table:table-cell>
          <table:table-cell table:style-name="Tabla10.C3" office:value-type="string">
            <text:p text:style-name="P49"/>
          </table:table-cell>
        </table:table-row>
        <table:table-row>
          <table:table-cell table:style-name="Tabla10.A2" office:value-type="string">
            <text:p text:style-name="P44">Segunda subred</text:p>
          </table:table-cell>
          <table:table-cell table:style-name="Tabla10.B3" office:value-type="string">
            <text:p text:style-name="P49"/>
          </table:table-cell>
          <table:table-cell table:style-name="Tabla10.C3" office:value-type="string">
            <text:p text:style-name="P49"/>
          </table:table-cell>
        </table:table-row>
      </table:table>
      <text:p text:style-name="P39"><text:span text:style-name="T26"/></text:p>
      <text:p text:style-name="P39"><text:span text:style-name="T26">c</text:span><text:span text:style-name="T5">) Averigua la dirección que podríamos asignar al </text:span><text:span text:style-name="Strong_20_Emphasis"><text:span text:style-name="T5">primer</text:span></text:span><text:span text:style-name="T5"> y al </text:span><text:span text:style-name="Strong_20_Emphasis"><text:span text:style-name="T5">último</text:span></text:span><text:span text:style-name="T5"> equipo de cada subred.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48"/>
          </table:table-cell>
          <table:table-cell table:style-name="Tabla18.A1" office:value-type="string">
            <text:p text:style-name="P47">Primera dirección</text:p>
          </table:table-cell>
          <table:table-cell table:style-name="Tabla18.C1" office:value-type="string">
            <text:p text:style-name="P47">Última dirección</text:p>
          </table:table-cell>
        </table:table-row>
        <table:table-row>
          <table:table-cell table:style-name="Tabla18.A2" office:value-type="string">
            <text:p text:style-name="P44">Primera subred</text:p>
          </table:table-cell>
          <table:table-cell table:style-name="Tabla18.B3" office:value-type="string">
            <text:p text:style-name="P49"/>
          </table:table-cell>
          <table:table-cell table:style-name="Tabla18.C3" office:value-type="string">
            <text:p text:style-name="P49"/>
          </table:table-cell>
        </table:table-row>
        <table:table-row>
          <table:table-cell table:style-name="Tabla18.A2" office:value-type="string">
            <text:p text:style-name="P44">Segunda subred</text:p>
          </table:table-cell>
          <table:table-cell table:style-name="Tabla18.B3" office:value-type="string">
            <text:p text:style-name="P49"/>
          </table:table-cell>
          <table:table-cell table:style-name="Tabla18.C3" office:value-type="string">
            <text:p text:style-name="P49"/>
          </table:table-cell>
        </table:table-row>
      </table:table>
      <text:p text:style-name="P21"/>
      <text:h text:style-name="P50" text:outline-level="4"><text:span text:style-name="Source_20_Text"><text:span text:style-name="T53">2. Utilizando los comandos netsh asigna al equipo los siguientes parámetros de red de forma estática: </text:span></text:span><text:span text:style-name="Source_20_Text"><text:span text:style-name="T54">(2p)</text:span></text:span></text:h>
      <text:list xml:id="list183853950031317" text:continue-numbering="true" text:style-name="L1">
        <text:list-item>
          <text:p text:style-name="P32"><text:span text:style-name="Strong_20_Emphasis"><text:span text:style-name="T5">IP</text:span></text:span><text:span text:style-name="T5">: </text:span><text:span text:style-name="T44">Tercera dirección IP de la segunda subred</text:span><text:span text:style-name="T5"> </text:span><text:span text:style-name="T26">calculada en el apartado </text:span><text:span text:style-name="T9">b</text:span><text:span text:style-name="T26"> del ejercicio anterior.</text:span></text:p>
        </text:list-item>
        <text:list-item>
          <text:p text:style-name="P32"><text:span text:style-name="Strong_20_Emphasis"><text:span text:style-name="T5">Máscara</text:span></text:span><text:span text:style-name="T5">: </text:span><text:span text:style-name="T26">La obtenida en el apartado </text:span><text:span text:style-name="T9">a</text:span><text:span text:style-name="T26"> del ejercicio anterior</text:span></text:p>
        </text:list-item>
        <text:list-item>
          <text:p text:style-name="P32"><text:span text:style-name="Strong_20_Emphasis"><text:span text:style-name="T5">Puerta de enlace</text:span></text:span><text:span text:style-name="T5">: </text:span><text:span text:style-name="T44">La última IP disponible de la segunda subred <text:s/>calculada en el apartado </text:span><text:span text:style-name="T40">b</text:span><text:span text:style-name="T44"> del ejercicio anterior.</text:span></text:p>
        </text:list-item>
        <text:list-item>
          <text:p text:style-name="P32"><text:span text:style-name="Strong_20_Emphasis"><text:span text:style-name="T55">Servidor</text:span></text:span><text:span text:style-name="Strong_20_Emphasis"><text:span text:style-name="T56">es</text:span></text:span><text:span text:style-name="Strong_20_Emphasis"><text:span text:style-name="T55"> de DNS</text:span></text:span><text:span text:style-name="Source_20_Text"><text:span text:style-name="T53">: </text:span></text:span><text:span text:style-name="Source_20_Text"><text:span text:style-name="T57">1.1.1.1 y 9.9.9.9</text:span></text:span></text:p>
        </text:list-item>
      </text:list>
      <text:p text:style-name="P26"/>
      <text:p text:style-name="P27">Inserta <text:span text:style-name="T59">captura de </text:span>los comandos utilizados.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0"/>
          </table:table-cell>
        </table:table-row>
      </table:table>
      <text:p text:style-name="P27"><text:span text:style-name="Source_20_Text"><text:span text:style-name="T57"/></text:span></text:p>
      <text:p text:style-name="P25"><text:span text:style-name="T5">Ejecuta comandos para comprobar que </text:span><text:span text:style-name="T23">todos </text:span><text:span text:style-name="T5">los parámetros han sido bien configurados (inserta </text:span><text:span text:style-name="T19">captura con </text:span><text:span text:style-name="T5">comando y resultados ).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0"/>
          </table:table-cell>
        </table:table-row>
      </table:table>
      <text:p text:style-name="P34"><text:span text:style-name="Source_20_Text"><text:span text:style-name="T57"/></text:span></text:p>
      <text:p text:style-name="P20">Con la configuración aplicada ¿Puedes acceder a Internet?¿Por qué?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2"/>
          </table:table-cell>
        </table:table-row>
      </table:table>
      <text:p text:style-name="P35"><text:span text:style-name="Source_20_Text"><text:span text:style-name="T5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cda8e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</text:span><text:span text:style-name="MT3">3</text:span><text:span text:style-name="MT2">. Prueba práctica. </text:span><text:span text:style-name="MT3">Direccionamiento IPv6 y configuración de la red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12-17T18:38:52.557166853</dc:date>
    <meta:editing-cycles>52</meta:editing-cycles>
    <meta:editing-duration>PT8H36M1S</meta:editing-duration>
    <meta:generator>LibreOffice/6.0.6.2$Linux_X86_64 LibreOffice_project/00m0$Build-2</meta:generator>
    <meta:document-statistic meta:table-count="16" meta:image-count="1" meta:object-count="0" meta:page-count="3" meta:paragraph-count="49" meta:word-count="568" meta:character-count="3400" meta:non-whitespace-character-count="2883"/>
    <meta:user-defined meta:name="Información 1"/>
    <meta:user-defined meta:name="Información 2"/>
    <meta:user-defined meta:name="Información 3"/>
    <meta:user-defined meta:name="Información 4"/>
  </office:meta>
</office:document-meta>
</file>